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/>
    <style:font-face style:name="Aptos Display" svg:font-family="'Aptos Display'"/>
    <style:font-face style:name="Aptos1" svg:font-family="Aptos" style:font-family-generic="system" style:font-pitch="variable"/>
    <style:font-face style:name="Consolas" svg:font-family="Consolas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Compact" style:list-style-name="WWNum1001"/>
    <style:style style:name="P2" style:family="paragraph" style:parent-style-name="Compact" style:list-style-name="WWNum1002"/>
    <style:style style:name="P3" style:family="paragraph" style:parent-style-name="Compact" style:list-style-name="WWNum1003"/>
    <style:style style:name="P4" style:family="paragraph" style:parent-style-name="Compact" style:list-style-name="WWNum1004"/>
    <style:style style:name="P5" style:family="paragraph" style:parent-style-name="Compact" style:list-style-name="WWNum1005"/>
    <style:style style:name="P6" style:family="paragraph" style:parent-style-name="Compact" style:list-style-name="WWNum1006"/>
    <style:style style:name="P7" style:family="paragraph" style:parent-style-name="Compact" style:list-style-name="WWNum1007"/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Heading_20_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pynewcode"/>pyNewCode</text:p>
      <text:list xml:id="list3154482942" text:style-name="WWNum1001">
        <text:list-item>
          <text:p text:style-name="P1"><text:a xlink:type="simple" xlink:href="#pynewcode" text:style-name="Internet_20_link" text:visited-style-name="Visited_20_Internet_20_Link"><text:span text:style-name="Internet_20_link">pyNewCode</text:span></text:a></text:p>
          <text:list text:style-name="WWNum1002">
            <text:list-item>
              <text:p text:style-name="P2"><text:a xlink:type="simple" xlink:href="#description" text:style-name="Internet_20_link" text:visited-style-name="Visited_20_Internet_20_Link"><text:span text:style-name="Internet_20_link">Description</text:span></text:a></text:p>
            </text:list-item>
            <text:list-item>
              <text:p text:style-name="P2"><text:a xlink:type="simple" xlink:href="#syntax" text:style-name="Internet_20_link" text:visited-style-name="Visited_20_Internet_20_Link"><text:span text:style-name="Internet_20_link">Syntax</text:span></text:a></text:p>
            </text:list-item>
            <text:list-item>
              <text:p text:style-name="P2"><text:a xlink:type="simple" xlink:href="#handy-newsletters" text:style-name="Internet_20_link" text:visited-style-name="Visited_20_Internet_20_Link"><text:span text:style-name="Internet_20_link">Handy Newsletters</text:span></text:a></text:p>
            </text:list-item>
          </text:list>
        </text:list-item>
      </text:list>
      <text:h text:style-name="Heading_20_2" text:outline-level="2"/>
      <text:h text:style-name="P9" text:outline-level="1"><text:bookmark-start text:name="description"/>Description</text:h>
      <text:p text:style-name="First_20_Paragraph">This application preforms all the usual start-of-project tasks for a new project. It:</text:p>
      <text:list xml:id="list92152326262765" text:continue-list="list3154482942" text:style-name="WWNum1003">
        <text:list-item>
          <text:p text:style-name="P3">Creates the project’s directory structure</text:p>
          <text:list text:style-name="WWNum1004">
            <text:list-item>
              <text:p text:style-name="P4">Creates a project directory (if we’re not using the current directory)</text:p>
              <text:list text:style-name="WWNum1005">
                <text:list-item>
                  <text:p text:style-name="P5">All directories will be subdirectories off the project directory</text:p>
                </text:list-item>
              </text:list>
            </text:list-item>
            <text:list-item>
              <text:p text:style-name="P4">Creates a configuration directory (for the project’s config files)</text:p>
            </text:list-item>
            <text:list-item>
              <text:p text:style-name="P4">Creates a logs directory (for the project’s log files)</text:p>
            </text:list-item>
            <text:list-item>
              <text:p text:style-name="P4">Creates a modules directory (for the project’s modules and utilities)</text:p>
            </text:list-item>
          </text:list>
        </text:list-item>
        <text:list-item>
          <text:p text:style-name="P3">Creates a Project’s base files</text:p>
          <text:list text:style-name="WWNum1006">
            <text:list-item>
              <text:p text:style-name="P6">Will warn and ask if a file already exists</text:p>
            </text:list-item>
            <text:list-item>
              <text:p text:style-name="P6">Creates the project’s main file (starup point)</text:p>
            </text:list-item>
            <text:list-item>
              <text:p text:style-name="P6">Creates the project’s configuration file<text:bookmark-end text:name="description"/></text:p>
            </text:list-item>
          </text:list>
        </text:list-item>
      </text:list>
      <text:h text:style-name="Heading_20_1" text:outline-level="1"/>
      <text:h text:style-name="P9" text:outline-level="1"><text:bookmark-start text:name="syntax"/>Syntax</text:h>
      <text:p text:style-name="Source_20_Code"><text:span text:style-name="Verbatim_20_Char">pyNewCode.exe [path]</text:span><text:line-break/><text:line-break/><text:span text:style-name="Verbatim_20_Char"> <text:s text:c="3"/>Examples:</text:span><text:line-break/><text:span text:style-name="Verbatim_20_Char"> <text:s text:c="7"/>pyNewCode C:\Users\user\Desktop\MyProject</text:span><text:line-break/><text:span text:style-name="Verbatim_20_Char"> <text:s text:c="7"/>(will build the new in C:\Users\user\Desktop\myProject directory)</text:span></text:p>
      <text:p text:style-name="First_20_Paragraph">OR</text:p>
      <text:p text:style-name="Source_20_Code"><text:span text:style-name="Verbatim_20_Char">python pyNewCode.py [path]</text:span><text:line-break/><text:line-break/><text:span text:style-name="Verbatim_20_Char"> <text:s text:c="3"/>Examples:</text:span><text:line-break/><text:span text:style-name="Verbatim_20_Char"> <text:s text:c="7"/>python pyNewCode.py C:\Users\user\Desktop\MyProject</text:span><text:line-break/><text:span text:style-name="Verbatim_20_Char"> <text:s text:c="7"/>(will build the new project in C:\Users\user\Desktop\MyProject directory)</text:span></text:p>
      <text:p text:style-name="First_20_Paragraph">In either case, path is optional.</text:p>
      <text:p text:style-name="Text_20_body">If not specified, the current directory will be used.<text:bookmark-end text:name="syntax"/></text:p>
      <text:h text:style-name="Heading_20_1" text:outline-level="1"/>
      <text:h text:style-name="P9" text:outline-level="1"><text:bookmark-start text:name="handy-newsletters"/>Handy Newsletters</text:h>
      <text:list text:continue-list="list92152326262765" text:style-name="WWNum1007">
        <text:list-item>
          <text:p text:style-name="P7"><text:a xlink:type="simple" xlink:href="https://python.libhunt.com/newsletter" text:style-name="Internet_20_link" text:visited-style-name="Visited_20_Internet_20_Link"><text:span text:style-name="Internet_20_link">Awesome Python List</text:span></text:a></text:p>
        </text:list-item>
        <text:list-item>
          <text:p text:style-name="P7"><text:a xlink:type="simple" xlink:href="https://mathdatasimplified.com/" text:style-name="Internet_20_link" text:visited-style-name="Visited_20_Internet_20_Link"><text:span text:style-name="Internet_20_link">Data Science Simplified</text:span></text:a></text:p>
        </text:list-item>
        <text:list-item>
          <text:p text:style-name="P7"><text:a xlink:type="simple" xlink:href="https://ardalis.com/tips/" text:style-name="Internet_20_link" text:visited-style-name="Visited_20_Internet_20_Link"><text:span text:style-name="Internet_20_link">Dev Tips Weekly</text:span></text:a></text:p>
        </text:list-item>
        <text:list-item>
          <text:p text:style-name="P7"><text:a xlink:type="simple" xlink:href="https://postgresweekly.com/" text:style-name="Internet_20_link" text:visited-style-name="Visited_20_Internet_20_Link"><text:span text:style-name="Internet_20_link">Postgres Weekly</text:span></text:a></text:p>
        </text:list-item>
        <text:list-item>
          <text:p text:style-name="P7"><text:a xlink:type="simple" xlink:href="https://programmingdigest.net/" text:style-name="Internet_20_link" text:visited-style-name="Visited_20_Internet_20_Link"><text:span text:style-name="Internet_20_link">Programming Digest</text:span></text:a></text:p>
        </text:list-item>
        <text:list-item>
          <text:p text:style-name="P7"><text:a xlink:type="simple" xlink:href="https://pycoders.com/" text:style-name="Internet_20_link" text:visited-style-name="Visited_20_Internet_20_Link"><text:span text:style-name="Internet_20_link">PyCoder’s Weekly</text:span></text:a></text:p>
        </text:list-item>
        <text:list-item>
          <text:p text:style-name="P7"><text:a xlink:type="simple" xlink:href="https://www.pythonmorsels.com/newsletter/" text:style-name="Internet_20_link" text:visited-style-name="Visited_20_Internet_20_Link"><text:span text:style-name="Internet_20_link">Python Morsels</text:span></text:a></text:p>
        </text:list-item>
        <text:list-item>
          <text:p text:style-name="P7"><text:a xlink:type="simple" xlink:href="https://www.pythonweekly.com/" text:style-name="Internet_20_link" text:visited-style-name="Visited_20_Internet_20_Link"><text:span text:style-name="Internet_20_link">Python Weekly</text:span></text:a></text:p>
        </text:list-item>
        <text:list-item>
          <text:p text:style-name="P7"><text:a xlink:type="simple" xlink:href="https://realpython.com/newsletter/" text:style-name="Internet_20_link" text:visited-style-name="Visited_20_Internet_20_Link"><text:span text:style-name="Internet_20_link">Real Python</text:span></text:a></text:p>
        </text:list-item>
        <text:list-item>
          <text:p text:style-name="P7"><text:a xlink:type="simple" xlink:href="https://vscode.email/" text:style-name="Internet_20_link" text:visited-style-name="Visited_20_Internet_20_Link"><text:span text:style-name="Internet_20_link">VSCode.email</text:span></text:a><text:bookmark-end text:name="pynewcode"/><text:bookmark-end text:name="handy-newsletters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/>
    <style:font-face style:name="Aptos Display" svg:font-family="'Aptos Display'"/>
    <style:font-face style:name="Aptos1" svg:font-family="Aptos" style:font-family-generic="system" style:font-pitch="variable"/>
    <style:font-face style:name="Consolas" svg:font-family="Consolas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ptos" fo:font-family="Aptos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name="Aptos" fo:font-family="Aptos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name="Aptos" fo:font-family="Aptos" fo:font-size="12pt" style:font-size-asian="12pt" style:font-name-complex="Lucida Sans" style:font-family-complex="'Lucida Sans'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loext:linked-style-name="Title_20_Char" style:class="chapter">
      <style:paragraph-properties fo:margin-top="0in" fo:margin-bottom="0.0555in" style:contextual-spacing="true" fo:line-height="100%" fo:text-align="center" style:justify-single-word="false"/>
      <style:text-properties style:font-name="Aptos Display" fo:font-family="'Aptos Display'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Text_20_body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Abstract_20_Title" style:display-name="Abstract Title" style:family="paragraph" style:parent-style-name="Standard" style:next-style-name="Abstract">
      <style:paragraph-properties fo:margin-top="0.2083in" fo:margin-bottom="0in" style:contextual-spacing="false" fo:text-align="center" style:justify-single-word="false" fo:keep-together="always" fo:keep-with-next="always"/>
      <style:text-properties fo:color="#345a8a" loext:opacity="100%"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>
      <style:paragraph-properties fo:margin-top="0.069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Text_20_body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Text_20_body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Text_20_body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Text_20_body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Text_20_body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Text_20_body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Text_20_body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Text_20_body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class="extra"/>
    <style:style style:name="Footnote_20_Block_20_Text" style:display-name="Footnote Block Text" style:family="paragraph" style:parent-style-name="Footnote" style:next-style-name="Footnote">
      <style:paragraph-properties fo:margin-left="0.3335in" fo:margin-right="0.3335in" fo:margin-top="0.0693in" fo:margin-bottom="0.0693in" style:contextual-spacing="false" fo:text-indent="0in" style:auto-text-indent="false"/>
    </style:style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.0555in" style:contextual-spacing="false" fo:line-height="108%"/>
      <style:text-properties fo:color="#365f91" loext:opacity="100%" style:font-name="Aptos Display" fo:font-family="'Aptos Display'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itle_20_Char" style:display-name="Title Char" style:family="text" style:parent-style-name="Default_20_Paragraph_20_Font_20__28_WW_29_" loext:linked-style-name="Title">
      <style:text-properties style:font-name="Aptos Display" fo:font-family="'Aptos Display'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1_20_Char" style:display-name="Heading 1 Char" style:family="text" style:parent-style-name="Default_20_Paragraph_20_Font_20__28_WW_29_" loext:linked-style-name="Heading_20_1">
      <style:text-properties fo:color="#0f4761" loext:opacity="100%" style:font-name="Aptos Display" fo:font-family="'Aptos Display'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0f4761" loext:opacity="100%" style:font-name="Aptos Display" fo:font-family="'Aptos Display'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Default_20_Paragraph_20_Font_20__28_WW_29_" style:display-name="Default Paragraph Font (WW)" style:family="text"/>
    <style:style style:name="Body_20_Text_20_Char" style:display-name="Body Text Char" style:family="text" style:parent-style-name="Default_20_Paragraph_20_Font_20__28_WW_29_"/>
    <style:style style:name="Verbatim_20_Char" style:display-name="Verbatim Char" style:family="text" style:parent-style-name="Body_20_Text_20_Char">
      <style:text-properties style:font-name="Consolas" fo:font-family="Consolas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1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2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3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4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5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6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7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3"/><text:page-number text:select-page="current">4</text:page-number><text:s/>/ <text:page-count>4</text:page-count><text:bookmark-end text:name="PageNumWizard_FOOTER_Default Page Style3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6T16:18:23</meta:creation-date>
    <dc:date>2024-05-26T09:21:46.415000000</dc:date>
    <meta:generator>LibreOffice/7.6.5.2$Windows_X86_64 LibreOffice_project/38d5f62f85355c192ef5f1dd47c5c0c0c6d6598b</meta:generator>
    <meta:editing-duration>PT8M44S</meta:editing-duration>
    <dc:creator>Stephen Cooper</dc:creator>
    <meta:editing-cycles>1</meta:editing-cycles>
    <meta:document-statistic meta:table-count="0" meta:image-count="0" meta:object-count="0" meta:page-count="4" meta:paragraph-count="35" meta:word-count="194" meta:character-count="1308" meta:non-whitespace-character-count="1131"/>
    <meta:user-defined meta:name="AppVersion">12.0000</meta:user-defined>
    <meta:template xlink:type="simple" xlink:actuate="onRequest" xlink:title="Normal.dotm" xlink:href=""/>
  </office:meta>
</office:document-meta>
</file>